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ZEKIEL 38-39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ABHORRENCE OF GOG (38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ALLIES OF GOG (38:4-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ATTACK BY GOG (38:8-16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ANNIHILATION OF GOG (38:17-39:24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THE ANNIHILATION OF GOG (38:17-39:24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As foretold in the former days (38:17-1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As fulfilled in the final days (38:19-39:24)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-title-Title-Slide" presentation:presentation-page-layout-name="Master1-PPL1" draw:id="Slide-258">
        <draw:frame draw:id="id87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As fulfilled in the final days (38:19-39:24)<text:s text:c="1"/></text:span><text:span text:style-name="a468" text:class-names=""/></text:p>
          </draw:text-box>
          <svg:title/>
          <svg:desc/>
        </draw:frame>
        <draw:frame draw:id="id88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The plan (38:19-22):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plan (38:19-22):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 mighty earthquake (38:19-2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Mutiny among the enemy troops (38:2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use of sword, disease, floods, hailstorms, fire, and brimstone (38:22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As fulfilled in the final days (38:19-39:24)<text:s text:c="1"/></text:span><text:span text:style-name="a496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plan (38:19-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place (39:1-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purpose (38:23; 39:7-8, 21-24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6" draw:style-name="a512" draw:master-page-name="Master1-Layout12-tx-Title-and-Text" presentation:presentation-page-layout-name="Master1-PPL12" draw:id="Slide-261">
        <draw:frame draw:id="id93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purpose (38:23; 39:7-8, 21-24)<text:s text:c="1"/></text:span><text:span text:style-name="a514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In regard to the Gentile nations (38:23; 39:21, 23-2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In regard to the Jewish nation (39:7-8, 22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As fulfilled in the final days (38:19-39:24)<text:s text:c="1"/></text:span><text:span text:style-name="a529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lan (38:19-2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lace (39:1-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urpose (38:23; 39:7-8, 21-24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urifying (39:9-1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purifying (39:9-16)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Seven years of fuel (39:9-10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Seven months of funerals (39:11-1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As fulfilled in the final days (38:19-39:24)<text:s text:c="1"/></text:span><text:span text:style-name="a565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an (38:19-22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lace (39:1-6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urpose (38:23; 39:7-8, 21-24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urifying (39:9-16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proclamation (39:17-2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12-tx-Title-and-Text" presentation:presentation-page-layout-name="Master1-PPL12" draw:id="Slide-265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ANNIHILATION OF GOG (38:17-39:24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s foretold in the former days (38:17-18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As fulfilled in the final days (38:19-39:2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1" draw:style-name="a602" draw:master-page-name="Master1-Layout12-tx-Title-and-Text" presentation:presentation-page-layout-name="Master1-PPL12" draw:id="Slide-266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ZEKIEL 38-39</text:span><text:span text:style-name="a604" text:class-names=""/></text:p>
          </draw:text-box>
          <svg:title/>
          <svg:desc/>
        </draw:frame>
        <draw:frame draw:id="id104" presentation:style-name="a625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THE ABHORRENCE OF GOG (38:1-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ALLIES OF GOG (38:4-7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ATTACK BY GOG (38:8-1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ANNIHILATION OF GOG (38:17-39:2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ASSEMBLING AFTER GOG (39:25-2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8-39</dc:title>
    <meta:initial-creator>David STRICKLAND</meta:initial-creator>
    <dc:creator>David STRICKLAND</dc:creator>
    <meta:creation-date>2020-02-22T17:31:27Z</meta:creation-date>
    <dc:date>2020-02-22T17:31:28Z</dc:date>
    <meta:template xlink:href="BibleStudy" xlink:type="simple"/>
    <meta:editing-cycles>1</meta:editing-cycles>
    <meta:editing-duration>PT0S</meta:editing-duration>
    <meta:document-statistic meta:paragraph-count="44" meta:word-count="350"/>
  </office:meta>
</office:document-meta>
</file>